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tr</text:span><text:span text:style-name="T2">api<text:s/></text:span><text:span text:style-name="T3">quest ce que sais?<text:s/></text:span><text:span text:style-name="T4">: Headless CMS<text:s text:c="2"/>( Content Management System) qui permet de créer rapidement une<text:s text:c="2"/></text:span><text:span text:style-name="T5">API REST et GraphQL<text:s/></text:span><text:span text:style-name="T6"/></text:p>
      <text:p text:style-name="P1"><text:span text:style-name="T6">API : Application Interface Programme </text:span></text:p>
      <text:p text:style-name="P1"><text:span text:style-name="T6">Il permet de créer le code backend d'une API en quelques lignes de commandes et une interface graphique front qui permet au utilisateur d'ajouter du contenu.</text:span></text:p>
      <text:p text:style-name="P1"><text:span text:style-name="T6">Strapi est le Content Management System<text:s text:c="2"/>le plus avancé sur la technologie Node.js. À mi-chemin entre un famework Nodejs et un Headless CMS (API-first), il permet d’économiser des semaines de développement.</text:span></text:p>
      <text:p text:style-name="P1"><text:span text:style-name="T6"><text:s/>Il propose des fonctionalités grace à son plugin :</text:span></text:p>
      <text:p text:style-name="P1"><text:span text:style-name="T6"><text:s text:c="3"/>- un panel admin, la gestion de contenu , générateur d'api , gestions des permission, authentification etc</text:span></text:p>
      <text:p text:style-name="P2"><text:span text:style-name="T7">Quest ce qu'un CMS ?<text:s/></text:span><text:span text:style-name="T8"/></text:p>
      <text:p text:style-name="P2"><text:span text:style-name="T9">Le CMS gère les tâches d’affichage des pages (front-office) et de mise à jour du contenu (back-office et en<text:s text:c="2"/>lien avec la base de données). </text:span></text:p>
      <text:p text:style-name="P2"><text:span text:style-name="T9">Pour résumer, c’est un site web dynamique pré-construit qui dispose d’un back-office et qui automatise à notre place la gestion de l’affichage des pages et la relation avec la base de données.</text:span></text:p>
      <text:p text:style-name="P2"><text:span text:style-name="T10">Strapi dans tout sa<text:s/></text:span><text:span text:style-name="T11">??</text:span></text:p>
      <text:p text:style-name="P2"><text:span text:style-name="T11">-<text:s text:c="2"/>back end en NoteJs</text:span></text:p>
      <text:p text:style-name="P2"><text:span text:style-name="T11">-<text:s text:c="2"/>expose des données sous forme d'api</text:span></text:p>
      <text:p text:style-name="P2"><text:span text:style-name="T11"><text:s/>- consommer l'api avec la technofront que vous voulez (react par exemple).</text:span></text:p>
      <text:p text:style-name="P3"><text:span text:style-name="T12">Avantages et inconvénients: </text:span></text:p>
      <text:p text:style-name="P3"><text:span text:style-name="T13">- 100% Open source (gratuit)</text:span></text:p>
      <text:p text:style-name="P3"><text:span text:style-name="T13">- herbergement sur nos propres serveurs (propriétaire de votre donnée)</text:span></text:p>
      <text:p text:style-name="P3"><text:span text:style-name="T13">- entiérement personalisable et extensible grace au systémes de plugin.</text:span></text:p>
      <text:p text:style-name="P3"><text:span text:style-name="T13">- n'est pas dépendant à un type de base de donnée</text:span></text:p>
      <text:p text:style-name="P3"><text:span text:style-name="T13">- ne convient pas à tout les projets</text:span></text:p>
      <text:p text:style-name="P3"><text:span text:style-name="T14"/></text:p>
      <text:p text:style-name="P3"><text:span text:style-name="T15">T</text:span><text:span text:style-name="T16">élécharger strapi<text:s/></text:span><text:span text:style-name="T17">:</text:span><text:span text:style-name="T18"/></text:p>
      <text:p text:style-name="P3"><text:span text:style-name="T19">Documentation :<text:s/></text:span><text:a xlink:href="https://strapi.io/documentation/developer-docs/latest/getting-started/introduction.html"><text:span text:style-name="T20">https://strapi.io/documentation/developer-docs/latest/getting-started/introduction.html</text:span></text:a><text:span text:style-name="T21"/></text:p>
      <text:p text:style-name="P3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